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variant="normal" fo:text-transform="none" fo:color="#333333" style:font-name="Helvetica" fo:font-size="9pt" fo:letter-spacing="normal" fo:font-style="normal" fo:font-weight="normal"/>
    </style:style>
    <style:style style:name="T2" style:family="text">
      <style:text-properties fo:font-variant="normal" fo:text-transform="none" fo:color="#333333" style:font-name="Helvetica" fo:font-size="9pt" fo:letter-spacing="normal" fo:font-style="italic"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itle: We Have gOnE GoOgLe at Our School with Google Apps for Education</text:p>
      <text:p text:style-name="Standard"/>
      <text:p text:style-name="Standard">Summary: This article focuses on the integration of Google Apps into curriculum of students at Van Meter Elementary School. With technology ever advancing, a push is being made to familiarize students with these tools earlier in their education to allow students full use of these technologies. The use of Google Apps has already been proliferate with older students and the school was looking to take the next step. The article includes a curriculum for kindergarten through second graders that has goals for their proficiency in technological skills, including knowing how to launch and close applications, use a mouse and keyboard effectively, and even proper internet etiquette. Google Apps were introduced to these early elementary students as a way of facilitating inter-connectivity between students. The Google Apps allow the students to communicate and share information with classmates or even peers in another school on the other side of the country. The students will be able to collaborate on projects and even keep site portfolios via Google Apps, all in the name of furthering their educations.</text:p>
      <text:p text:style-name="Standard"/>
      <text:p text:style-name="Standard">Analysis: I quite enjoy the idea of introducing these technologies to younger students. Indeed, it would have been nice to have those when I was in elementary school. It does not seem that these type of applications will be defunct anytime soon, in fact quite the opposite. While I am not a teacher, the ability for students to communicate with each other effectively seems to be of paramount importance and the use of Google Apps should facilitate that communication. Not to mention that students who are adept in these technologies will be able to carry over skills into higher educations. Learning how word processing works, typing skills and basic Internet skills should prove to be integral skills for students.</text:p>
      <text:p text:style-name="Standard">It is good to see schools actively working to keep up with latest technologies in an effort to give their students a leg up in their educations.</text:p>
      <text:p text:style-name="Standard"/>
      <text:p text:style-name="Standard">Reference: <text:span text:style-name="T1">MILLER, S. (2013). We Have gOnE GoOgLe at Our School with Google Apps for Education. </text:span><text:span text:style-name="T2">School Library Monthly</text:span><text:span text:style-name="T1">,</text:span><text:span text:style-name="T2">30</text:span><text:span text:style-name="T1">(3), 40-42.</text:span> </text:p>
      <text:p text:style-name="Standard"/>
      <text:p text:style-name="Standard">Title: RFID Enables a Clear Line of Sight to Time Savings</text:p>
      <text:p text:style-name="Standard"/>
      <text:p text:style-name="Standard">Summary: RFID, or radio frequency identification, may be on it's way to replacing bar codes in certain situations. This article presents information in favor of switching laboratory chemical, compound and reagent tracking from bar codes to RFID technology. RFID is more efficient than bar code scanning, able to read the same amount of tags in just a fraction of the time. Testing of the RFID replacement was <text:s/>done for various aspects of the laboratory, including receiving, inventory, shelf life and disposal. A hybrid bar code/RFID reader was used to verify the accuracy of the RFID readings and it was found to increase upon the accuracy of bar codes. In addition to accuracy, RFID tags are able to relate more information than regular bar codes, including the expiration dates of chemicals. This would allow technicians to quickly identify products that were out of date and allow the appropriate measures to be taken. </text:p>
      <text:p text:style-name="Standard"/>
      <text:p text:style-name="Standard">Analysis: RFID tags are certainly neat, though my only experience with them personally would be EZ Pass and the tags on merchandise that I always assumed were designed for theft protection. I can see how they would be preferred to bar codes as they do not require line-of-sight. Also, the fact that they can store more information seems incredibly useful in many different aspects. If these tags improve efficiency and safety in lab environments they should be used. Though, the article did not get into cost, which I am sure is a big factor regarding conversion. Unfortunately this article was written from the perspective of being pro RFID tag usage. Although I do not see a down side to using them, I would be interested in finding if there are any arguments against using them and what they may be. </text:p>
      <text:p text:style-name="Standard"/>
      <text:p text:style-name="Standard"><text:soft-page-break/>Reference: <text:span text:style-name="T1">Hoffman, A. (2014). RFID Enables a Clear Line of Sight to Time Savings. </text:span><text:span text:style-name="T2">Medical Design Technology</text:span><text:span text:style-name="T1">, </text:span><text:span text:style-name="T2">18</text:span><text:span text:style-name="T1">(4), 18.</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8T21:20:13.12</meta:creation-date>
    <dc:date>2014-05-28T22:43:20.56</dc:date>
    <meta:editing-duration>PT1H1M23S</meta:editing-duration>
    <meta:editing-cycles>2</meta:editing-cycles>
    <meta:generator>OpenOffice.org/3.4.1$Win32 OpenOffice.org_project/341m1$Build-9593</meta:generator>
    <meta:document-statistic meta:table-count="0" meta:image-count="0" meta:object-count="0" meta:page-count="2" meta:paragraph-count="9" meta:word-count="674" meta:character-count="4077"/>
  </office:meta>
</office:document-meta>
</file>